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000000012337C269F453CEC0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4569in"/>
    </style:style>
    <style:style style:name="Table1.B" style:family="table-column">
      <style:table-column-properties style:column-width="1.2194in"/>
    </style:style>
    <style:style style:name="Table1.C" style:family="table-column">
      <style:table-column-properties style:column-width="5.0167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italic" fo:font-weight="normal"/>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bold"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4" style:family="paragraph" style:parent-style-name="Text_20_body">
      <style:paragraph-properties fo:margin-left="0in" fo:margin-right="0in" fo:text-align="start" style:justify-single-word="false" fo:orphans="2" fo:widows="2" fo:text-indent="0in" style:auto-text-indent="false"/>
    </style:style>
    <style:style style:name="P5"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7"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9"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2"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13" style:family="paragraph" style:parent-style-name="Preformatted_20_Text">
      <style:paragraph-properties fo:margin-top="0.0311in" fo:margin-bottom="0.0311in" loext:contextual-spacing="false" fo:text-align="start" style:justify-single-word="false" fo:orphans="2" fo:widows="2" fo:padding="0.0209in" fo:border="0.06pt solid #c6d7df"/>
    </style:style>
    <style:style style:name="P14" style:family="paragraph" style:parent-style-name="Text_20_body">
      <style:paragraph-properties fo:margin-top="0.0311in" fo:margin-bottom="0.0311in" loext:contextual-spacing="false" fo:text-align="center" style:justify-single-word="false" fo:orphans="2" fo:widows="2"/>
      <style:text-properties fo:font-variant="normal" fo:text-transform="none" fo:color="#777777" style:font-name="monospace" fo:font-size="10.5pt" fo:letter-spacing="normal" fo:font-style="normal" fo:font-weight="normal" fo:background-color="#e6ecef" loext:padding="0.0209in" loext:border="0.06pt solid #c6d7df"/>
    </style:style>
    <style:style style:name="P15"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fo:background-color="#e6ecef" loext:padding="0.0209in" loext:border="0.06pt solid #c6d7df"/>
    </style:style>
    <style:style style:name="P16"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in" loext:border="none"/>
    </style:style>
    <style:style style:name="P17"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0209in" loext:border="0.06pt solid #c6d7df"/>
    </style:style>
    <style:style style:name="P18"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577798" style:font-name="monospace" fo:font-size="10.5pt" fo:letter-spacing="normal" fo:font-style="normal" fo:font-weight="normal" fo:background-color="#e6ecef" loext:padding="0in" loext:border="none"/>
    </style:style>
    <style:style style:name="P19"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aa" fo:letter-spacing="normal" fo:background-color="#e6ecef" loext:padding="0.0209in" loext:border="0.06pt solid #c6d7df"/>
    </style:style>
    <style:style style:name="P20"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00" fo:letter-spacing="normal" fo:background-color="#e6ecef" loext:padding="0.0209in" loext:border="0.06pt solid #c6d7df"/>
    </style:style>
    <style:style style:name="P21" style:family="paragraph" style:parent-style-name="Text_20_body">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2"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23" style:family="paragraph" style:parent-style-name="Text_20_body">
      <style:paragraph-properties fo:text-align="start" style:justify-single-word="false" fo:orphans="2" fo:widows="2"/>
    </style:style>
    <style:style style:name="P2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5"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7"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8"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9"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0"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1"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2"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3"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4"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5"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6"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999999" style:font-name="monospace" fo:font-size="10.5pt" fo:letter-spacing="normal" fo:font-style="normal" fo:font-weight="normal" fo:background-color="#e6ecef" loext:padding="0.0209in" loext:border="0.06pt solid #c6d7df"/>
    </style:style>
    <style:style style:name="P37"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8"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9"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4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42" style:family="paragraph" style:parent-style-name="Text_20_body">
      <style:paragraph-properties fo:margin-left="0in" fo:margin-right="0in" fo:text-align="start" style:justify-single-word="false" fo:orphans="2" fo:widows="2" fo:text-indent="0in" style:auto-text-indent="false"/>
    </style:style>
    <style:style style:name="P43" style:family="paragraph" style:parent-style-name="Text_20_body" style:list-style-name="L15">
      <style:paragraph-properties fo:margin-left="0in" fo:margin-right="0in" fo:text-align="start" style:justify-single-word="false" fo:orphans="2" fo:widows="2" fo:text-indent="0in" style:auto-text-indent="false" fo:padding="0in" fo:border="none"/>
      <style:text-properties fo:font-variant="normal" fo:text-transform="none" fo:color="#999999" style:font-name="monospace" fo:font-size="10.5pt" fo:letter-spacing="normal" fo:font-style="normal" fo:font-weight="normal" fo:background-color="#e6ecef" loext:padding="0.0209in" loext:border="0.06pt solid #c6d7df"/>
    </style:style>
    <style:style style:name="P44" style:family="paragraph" style:parent-style-name="Text_20_body" style:list-style-name="L1">
      <style:paragraph-properties fo:margin-top="0in" fo:margin-bottom="0in" loext:contextual-spacing="false" fo:text-align="start" style:justify-single-word="false" fo:orphans="2" fo:widows="2" fo:padding="0in" fo:border="none"/>
    </style:style>
    <style:style style:name="P45" style:family="paragraph" style:parent-style-name="Text_20_body" style:list-style-name="L11">
      <style:paragraph-properties fo:margin-top="0in" fo:margin-bottom="0in" loext:contextual-spacing="false" fo:text-align="start" style:justify-single-word="false" fo:orphans="2" fo:widows="2" fo:padding="0in" fo:border="none"/>
    </style:style>
    <style:style style:name="P46" style:family="paragraph" style:parent-style-name="Text_20_body" style:list-style-name="L17">
      <style:paragraph-properties fo:margin-top="0in" fo:margin-bottom="0in" loext:contextual-spacing="false" fo:text-align="start" style:justify-single-word="false" fo:orphans="2" fo:widows="2" fo:padding="0in" fo:border="none"/>
    </style:style>
    <style:style style:name="P47"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8"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9"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0"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1" style:family="paragraph" style:parent-style-name="Text_20_body" style:list-style-name="L1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2"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3" style:family="paragraph" style:parent-style-name="Text_20_body" style:list-style-name="L1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4"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5" style:family="paragraph" style:parent-style-name="Text_20_body" style:list-style-name="L1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6" style:family="paragraph" style:parent-style-name="Text_20_body" style:list-style-name="L1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7" style:family="paragraph" style:parent-style-name="Text_20_body">
      <style:paragraph-properties fo:margin-top="0in" fo:margin-bottom="0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58" style:family="paragraph" style:parent-style-name="Text_20_body" style:list-style-name="L3">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59" style:family="paragraph" style:parent-style-name="Text_20_body" style:list-style-name="L11">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0" style:family="paragraph" style:parent-style-name="Text_20_body" style:list-style-name="L17">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1"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62"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aa" fo:letter-spacing="normal" fo:background-color="#e6ecef" loext:padding="0.0209in" loext:border="0.06pt solid #c6d7df"/>
    </style:style>
    <style:style style:name="P63" style:family="paragraph" style:parent-style-name="Text_20_body" style:list-style-name="L13">
      <style:paragraph-properties fo:text-align="start" style:justify-single-word="false" fo:orphans="2" fo:widows="2" fo:padding="0in" fo:border="none"/>
    </style:style>
    <style:style style:name="P64" style:family="paragraph" style:parent-style-name="Heading_20_1">
      <style:text-properties fo:font-variant="normal" fo:text-transform="none" fo:color="#232323" style:font-name="Verdana" fo:font-size="16.5pt" fo:letter-spacing="normal" fo:font-style="normal" fo:font-weight="bold"/>
    </style:style>
    <style:style style:name="P65"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66" style:family="paragraph" style:parent-style-name="Heading_20_1">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67"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68" style:family="paragraph" style:parent-style-name="Heading_20_2">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69"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style:font-name="Arial" fo:font-size="10.5pt" fo:letter-spacing="normal" fo:font-style="normal" fo:font-weight="normal"/>
    </style:style>
    <style:style style:name="P70" style:family="paragraph" style:parent-style-name="Preformatted_20_Text" style:list-style-name="L11">
      <style:paragraph-properties fo:margin-top="0.0311in" fo:margin-bottom="0.0311in" loext:contextual-spacing="false" fo:text-align="start" style:justify-single-word="false" fo:orphans="2" fo:widows="2" fo:padding="0.0209in" fo:border="0.06pt solid #c6d7df"/>
      <style:text-properties fo:font-variant="normal" fo:text-transform="none" fo:color="#232323" style:font-name="Arial" fo:font-size="10.5pt" fo:letter-spacing="normal" fo:font-style="normal" fo:font-weight="normal"/>
    </style:style>
    <style:style style:name="P71"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fo:background-color="#e6ecef" loext:padding="0.0209in" loext:border="0.06pt solid #c6d7df"/>
    </style:style>
    <style:style style:name="P72"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in" loext:border="none"/>
    </style:style>
    <style:style style:name="P73"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0209in" loext:border="0.06pt solid #c6d7df"/>
    </style:style>
    <style:style style:name="P74"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75" style:family="paragraph" style:parent-style-name="List_20_Heading" style:list-style-name="L1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6"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77"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78" style:family="paragraph" style:parent-style-name="List_20_Contents">
      <style:paragraph-properties fo:margin-top="0in" fo:margin-bottom="0.1965in" loext:contextual-spacing="false" fo:text-align="start" style:justify-single-word="false" fo:orphans="2" fo:widows="2"/>
    </style:style>
    <style:style style:name="P79" style:family="paragraph" style:parent-style-name="List_20_Contents" style:list-style-name="L1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T1" style:family="text">
      <style:text-properties fo:font-weight="bold"/>
    </style:style>
    <style:style style:name="T2" style:family="text">
      <style:text-properties fo:font-variant="normal" fo:text-transform="none" fo:color="#232323" style:font-name="Verdana" fo:font-size="13.5pt" fo:letter-spacing="normal" fo:font-style="normal"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italic" fo:font-weight="bold"/>
    </style:style>
    <style:style style:name="T6"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7" style:family="text">
      <style:text-properties fo:font-variant="normal" fo:text-transform="none" fo:color="#232323" fo:letter-spacing="normal"/>
    </style:style>
    <style:style style:name="T8" style:family="text">
      <style:text-properties fo:font-variant="normal" fo:text-transform="none" fo:color="#232323" fo:font-size="11.25pt" fo:letter-spacing="normal" fo:font-style="normal" fo:font-weight="normal"/>
    </style:style>
    <style:style style:name="T9" style:family="text">
      <style:text-properties fo:font-variant="normal" fo:text-transform="none" fo:color="#0000aa" style:font-name="Arial" fo:font-size="11.25pt" fo:letter-spacing="normal" fo:font-style="normal" fo:font-weight="normal"/>
    </style:style>
    <style:style style:name="T10"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color="#0000aa"/>
    </style:style>
    <style:style style:name="T14" style:family="text">
      <style:text-properties style:font-name="monospace" fo:font-size="10.5pt" fo:font-style="normal" fo:font-weight="normal"/>
    </style:style>
    <style:style style:name="T15" style:family="text">
      <style:text-properties style:font-name="monospace" fo:font-size="10.5pt" fo:font-style="normal" fo:font-weight="normal" loext:padding="0in" loext:border="none"/>
    </style:style>
    <style:style style:name="T16" style:family="text">
      <style:text-properties fo:color="#a049b3" loext:padding="0in" loext:border="none"/>
    </style:style>
    <style:style style:name="T17" style:family="text">
      <style:text-properties fo:color="#a049b3" style:font-name="monospace" fo:font-size="10.5pt" fo:font-style="normal" fo:font-weight="normal" loext:padding="0in" loext:border="none"/>
    </style:style>
    <style:style style:name="T18" style:family="text">
      <style:text-properties fo:color="#000000" loext:padding="0in" loext:border="none"/>
    </style:style>
    <style:style style:name="T19" style:family="text">
      <style:text-properties fo:color="#20202e" loext:padding="0in" loext:border="none"/>
    </style:style>
    <style:style style:name="T20" style:family="text">
      <style:text-properties fo:color="#20202e" style:font-name="monospace" fo:font-size="10.5pt" fo:font-style="normal" fo:font-weight="normal" loext:padding="0in" loext:border="none"/>
    </style:style>
    <style:style style:name="T21" style:family="text">
      <style:text-properties fo:color="#577798" loext:padding="0in" loext:border="none"/>
    </style:style>
    <style:style style:name="T22" style:family="text">
      <style:text-properties fo:color="#577798" style:font-name="monospace" fo:font-size="10.5pt" fo:font-style="normal" fo:font-weight="normal" loext:padding="0in" loext:border="none"/>
    </style:style>
    <style:style style:name="T23" style:family="text">
      <style:text-properties fo:color="#b71414" loext:padding="0in" loext:border="none"/>
    </style:style>
    <style:style style:name="T24" style:family="text">
      <style:text-properties fo:color="#b71414" style:font-name="monospace" fo:font-size="10.5pt" fo:font-style="normal" fo:font-weight="normal" loext:padding="0in" loext:border="none"/>
    </style:style>
    <style:style style:name="T25" style:family="text">
      <style:text-properties loext:padding="0in" loext:border="none"/>
    </style:style>
    <style:style style:name="T26" style:family="text">
      <style:text-properties fo:color="#7b5712" loext:padding="0in" loext:border="none"/>
    </style:style>
    <style:style style:name="T27" style:family="text">
      <style:text-properties fo:color="#c95416" loext:padding="0in" loext:border="none"/>
    </style:style>
    <style:style style:name="T28" style:family="text">
      <style:text-properties fo:color="#1e814a" style:font-name="monospace" fo:font-size="10.5pt" fo:font-style="normal" fo:font-weight="normal" loext:padding="0in" loext:border="none"/>
    </style:style>
    <style:style style:name="T29" style:family="text">
      <style:text-properties fo:font-size="13.5pt"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bookmark text:name="c_programming_debugging_dynamic_data_structures_linked_lists_patching_binary_files."/>C Programming: debugging, dynamic data structures: linked lists, patching binary files.</text:h>
      <text:p text:style-name="P40">In this lab you are required to use valgrind to make sure your program is "memory-leak" free.<text:line-break/>You should use valgrind in the following manner: valgrind --leak-check=full --show-reachable=yes [your-program] [your-program-options]</text:p>
      <text:h text:style-name="P7" text:outline-level="2"><text:bookmark text:name="task_0_memory_leaks_segmentation_faults_and_printing_data_from_files_in_hexadecimal_format"/>Task 0: Memory Leaks, Segmentation Faults, and Printing data from files in hexadecimal format</text:h>
      <text:list xml:id="list4291026311132786340" text:style-name="L11">
        <text:list-item>
          <text:p text:style-name="P37"><text:span text:style-name="T3">Programs inevitably contain bugs, at least when they are still being developed. Interactive debugging using </text:span><text:span text:style-name="Teletype"><text:span text:style-name="T3">valgrind(1)</text:span></text:span><text:span text:style-name="T3"> helps locate and eliminate bugs. </text:span><text:span text:style-name="Teletype"><text:span text:style-name="T3">valgrind</text:span></text:span><text:span text:style-name="T3"> assists in discovering illegal memory access even when no segmentation fault occurs (e.g. when reading the n+1 place of an array of size n). </text:span><text:span text:style-name="Teletype"><text:span text:style-name="T3">valgrind</text:span></text:span><text:span text:style-name="T3"> is extremely useful for discovering and fixing memory leaks. It will tell you which memory allocation was not freed.</text:span></text:p>
          <text:p text:style-name="P59"><text:span text:style-name="T3">To run valgrind write: </text:span><text:span text:style-name="Source_20_Text"><text:span text:style-name="T6">valgrind --leak-check=full --show-reachable=yes [program-name] [program parameters]</text:span></text:span><text:span text:style-name="T3">. <text:line-break/>If valgrind reports errors in your code, repeat the execution with the "-v" flag like so: <text:line-break/></text:span><text:span text:style-name="Source_20_Text"><text:span text:style-name="T6">valgrind -v --leak-check=full --show-reachable=yes [program-name] [program parameters]</text:span></text:span><text:span text:style-name="T3">.</text:span></text:p>
          <text:p text:style-name="P45"><text:span text:style-name="T3">The source code of a buggy program, </text:span><text:a xlink:type="simple" xlink:href="https://www.cs.bgu.ac.il/~caspl172/wiki.files/lab3_bubblesort.c" text:style-name="Internet_20_link" text:visited-style-name="Visited_20_Internet_20_Link"><text:span text:style-name="T9">bubblesort.c</text:span></text:a><text:span text:style-name="T3">, is provided. The program should sort numbers specified in the command line and print the sorted numbers, like this:</text:span></text:p>
          <text:p text:style-name="P70">$ bubblesort 3 4 2 1</text:p>
          <text:p text:style-name="P70">Original array: 3 4 2 1</text:p>
          <text:p text:style-name="P70">Sorted array: 1 2 3 4</text:p>
          <text:p text:style-name="P45"><text:span text:style-name="T3">However, an illegal memory access causes a segmentation fault (segfault). In addition, the program has a few memory leaks.<text:line-break/>First solve the segfault using </text:span><text:span text:style-name="Teletype"><text:span text:style-name="T3">gdb</text:span></text:span><text:span text:style-name="T3"> (or just by reading the code). Then use valgrind to find the memory leaks and fix them.</text:span></text:p>
        </text:list-item>
        <text:list-item>
          <text:p text:style-name="P51">Write a program that receives the name of a binary file as a command-line argument, and prints the hexadecimal value of each byte in the file in sequence to the standard output (using printf). Consult the <text:span text:style-name="T12">printf(3)</text:span> man page for hexadecimal format printing.</text:p>
          <text:p text:style-name="P75">NAME</text:p>
          <text:p text:style-name="P79">hexaPrint - prints the hexdecimal value of the input bytes from a given file</text:p>
          <text:p text:style-name="P75">SYNOPSIS</text:p>
          <text:p text:style-name="P79">hexaPrint FILE</text:p>
          <text:p text:style-name="P75">DESCRIPTION</text:p>
          <text:p text:style-name="P79">hexaPrint receives, as a command-line argument, the name of a "binary" file, and prints the hexadecimal value of each byte to the standard output, separated by spaces.</text:p>
          <text:p text:style-name="P45"><text:span text:style-name="T3">For example, your program will print the following output for this </text:span><text:a xlink:type="simple" xlink:href="http://www.cs.bgu.ac.il/~abedas/splab/exampleFile" text:style-name="Internet_20_link" text:visited-style-name="Visited_20_Internet_20_Link"><text:span text:style-name="T10">exampleFile</text:span></text:a><text:span text:style-name="T3"> (download using right click, save as):</text:span></text:p>
          <text:p text:style-name="P70">#&gt;hexaPrint exampleFile</text:p>
          <text:p text:style-name="P70">63 68 65 63 6B AA DD 4D 79 0C 48 65 78</text:p>
          <text:p text:style-name="P51"><text:soft-page-break/>You should implement this program using:</text:p>
          <text:list>
            <text:list-item>
              <text:p text:style-name="P32"><text:span text:style-name="T11">fread(3)</text:span> to read data from the file into memory.</text:p>
            </text:list-item>
            <text:list-item>
              <text:p text:style-name="P51">A helper function, <text:span text:style-name="T11">PrintHex(buffer, length)</text:span>, that prints length bytes from memory location buffer, in hexadecimal format.</text:p>
            </text:list-item>
          </text:list>
          <text:p text:style-name="P51"><text:line-break/>You will need the helper function during the lab, so make sure it is well written and debugged.</text:p>
        </text:list-item>
      </text:list>
      <text:h text:style-name="P5" text:outline-level="1"><text:bookmark text:name="lab_instructions"/>Lab Instructions</text:h>
      <text:p text:style-name="P4"><text:span text:style-name="T4">Lab goals</text:span><text:span text:style-name="T7"> </text:span><text:span text:style-name="T3">- understanding the following issues: implementing linked lists in C, basic manipulation of "binary" files.</text:span></text:p>
      <text:p text:style-name="P1">In this lab you will be writing a <text:span text:style-name="T12">virusDetector</text:span> program, to detect computer viruses in a given suspected file. </text:p>
      <text:p text:style-name="P76">NAME</text:p>
      <text:p text:style-name="P77">virusDetector - detects a virus in a file from a given set of viruses</text:p>
      <text:p text:style-name="P74">SYNOPSIS</text:p>
      <text:p text:style-name="P77">virusDetector FILE</text:p>
      <text:p text:style-name="P74">DESCRIPTION</text:p>
      <text:p text:style-name="P78"><text:span text:style-name="T3">virusDetector compares the content of the given FILE byte-by-byte with a pre-defined set of viruses described in the </text:span><text:a xlink:type="simple" xlink:href="https://www.cs.bgu.ac.il/~caspl172/wiki.files/lab3_signatures_opt_2" text:style-name="Internet_20_link" text:visited-style-name="Visited_20_Internet_20_Link"><text:span text:style-name="T9">signatures</text:span></text:a><text:span text:style-name="T3"> file. The comparison is done according to a naive algorithm described in task2. <text:line-break/><text:line-break/>FILE - the suspected file </text:span></text:p>
      <text:h text:style-name="P66" text:outline-level="1"><text:bookmark text:name="task_1_virus_detector_using_linked_lists"/>Task 1: Virus detector using Linked Lists</text:h>
      <text:p text:style-name="P21">In the current task you are required to read the signatures of the viruses from the signatures file and to store these signatures in a dedicated linked list data structure. Note that the command-line argument FILE is not used in subtasks 1a and 1b below. At a later stage (task 1c) you will compare the virus signatures from the list to byte sequences from a suspected file, named in the command-line argument.</text:p>
      <text:h text:style-name="P68" text:outline-level="2"><text:bookmark text:name="task_1a_-_reading_a_binary_file_into_memory_buffers"/>Task 1a - Reading a binary file into memory buffers</text:h>
      <text:p text:style-name="P23"><text:span text:style-name="T3">The </text:span><text:a xlink:type="simple" xlink:href="https://www.cs.bgu.ac.il/~caspl172/wiki.files/lab3_signatures_opt_2" text:style-name="Internet_20_link" text:visited-style-name="Visited_20_Internet_20_Link"><text:span text:style-name="T9">signatures</text:span></text:a><text:span text:style-name="T3"> file contains details of different viruses in a specific format. It consists of blocks (&lt;N,name,signature&gt;) where each block represents a single virus description. The first byte in the file, which we refer as a </text:span><text:span text:style-name="T4">header</text:span><text:span text:style-name="T3">, describe the type of the signatures file as follows:</text:span></text:p>
      <text:list xml:id="list835408138829106696" text:style-name="L12">
        <text:list-item>
          <text:p text:style-name="P33">00) The format is little endian - the numbers (i.e. the length of the virus) are represented in little endian notation.</text:p>
        </text:list-item>
        <text:list-item>
          <text:p text:style-name="P52">01) The format is big endian - the numbers are represented in big endian notation.</text:p>
        </text:list-item>
      </text:list>
      <text:p text:style-name="P21"><text:line-break/><text:line-break/><text:line-break/>The name of the virus is a null terminated string that is stored in 16 bytes. If the length of the actual name is smaller than 16, then the rest of the bytes are padded with null.</text:p>
      <text:p text:style-name="P21"><text:line-break/>The layout of each block is as follows: </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offset</text:p>
          </table:table-cell>
          <table:table-cell table:style-name="Table1.A1" office:value-type="string">
            <text:p text:style-name="Table_20_Contents">size (in bytes)</text:p>
          </table:table-cell>
          <table:table-cell table:style-name="Table1.A1" office:value-type="string">
            <text:p text:style-name="Table_20_Contents">description</text:p>
          </table:table-cell>
        </table:table-row>
        <table:table-row>
          <table:table-cell table:style-name="Table1.A1" office:value-type="string">
            <text:p text:style-name="Table_20_Contents">0</text:p>
          </table:table-cell>
          <table:table-cell table:style-name="Table1.A1" office:value-type="string">
            <text:p text:style-name="Table_20_Contents">2</text:p>
          </table:table-cell>
          <table:table-cell table:style-name="Table1.A1" office:value-type="string">
            <text:p text:style-name="Table_20_Contents">The struct length N, up to 2^16, in big endian or little endian notation according to the format of the file.</text:p>
          </table:table-cell>
        </table:table-row>
        <table:table-row>
          <table:table-cell table:style-name="Table1.A1" office:value-type="string">
            <text:p text:style-name="Table_20_Contents">2</text:p>
          </table:table-cell>
          <table:table-cell table:style-name="Table1.A1" office:value-type="string">
            <text:p text:style-name="Table_20_Contents">16</text:p>
          </table:table-cell>
          <table:table-cell table:style-name="Table1.A1" office:value-type="string">
            <text:p text:style-name="Table_20_Contents">The virus name represented as a null terminated string</text:p>
          </table:table-cell>
        </table:table-row>
        <table:table-row>
          <table:table-cell table:style-name="Table1.A1" office:value-type="string">
            <text:p text:style-name="Table_20_Contents">18</text:p>
          </table:table-cell>
          <table:table-cell table:style-name="Table1.A1" office:value-type="string">
            <text:p text:style-name="Table_20_Contents">M (=N- 2 - name size)</text:p>
          </table:table-cell>
          <table:table-cell table:style-name="Table1.A1" office:value-type="string">
            <text:p text:style-name="Table_20_Contents">The virus signature</text:p>
          </table:table-cell>
        </table:table-row>
      </table:table>
      <text:p text:style-name="P21"><text:line-break/><text:line-break/>For example, the following <text:span text:style-name="T29">hexadecimal</text:span> signature (in this specific signatures file, the header is 01)</text:p>
      <text:p text:style-name="P69">00 17 56 49 52 55 53 00 00 00 00 00 00 00 00 00 00 00 31 32 33 34 35</text:p>
      <text:p text:style-name="P21">represents a 5-byte length virus, whose signature (viewed as hexadecimal) is:</text:p>
      <text:p text:style-name="P69">31 32 33 34 35</text:p>
      <text:p text:style-name="P61"><text:span text:style-name="T3">and its name is </text:span><text:span text:style-name="Source_20_Text"><text:span text:style-name="T6">VIRUS</text:span></text:span></text:p>
      <text:p text:style-name="P23"><text:span text:style-name="T3">Here is an example for a file of little endian format: </text:span><text:a xlink:type="simple" xlink:href="https://www.cs.bgu.ac.il/~caspl172/wiki.files/lab3_signatures_opt_1_2017" text:style-name="Internet_20_link" text:visited-style-name="Visited_20_Internet_20_Link"><text:span text:style-name="T9">signatures_little_endian</text:span></text:a><text:span text:style-name="T3">In this task you are required to load the content of the signatures file into memory, and to print out the data for debugging. To read the file, use fread(). See man </text:span><text:span text:style-name="T5">fread(3)</text:span><text:span text:style-name="T3"> for assistance. <text:line-break/>To test your implementation write a code snippet which scans the file and prints, for each virus description in the file, the virus name (in ASCII), the virus signature length (in decimal) and the virus signature (in hexadecimal representation). Compare your output with the </text:span><text:a xlink:type="simple" xlink:href="https://www.cs.bgu.ac.il/~caspl172/wiki.files/lab3_out" text:style-name="Internet_20_link" text:visited-style-name="Visited_20_Internet_20_Link"><text:span text:style-name="T9">out</text:span></text:a><text:span text:style-name="T3"> file. <text:line-break/>You may assume that the signatures file name is known at compile time, and is a constant name such as "signatures". You should read each virus description into the following struct:</text:span></text:p>
      <text:p text:style-name="P19"><draw:frame draw:style-name="fr1" draw:name="Image1" text:anchor-type="as-char" svg:width="0.1665in" svg:height="0.1874in" draw:z-index="0"><draw:image xlink:href="Pictures/100002000000001000000012337C269F453CEC0B.gif" xlink:type="simple" xlink:show="embed" xlink:actuate="onLoad"/><svg:title>download</svg:title></draw:frame></text:p>
      <text:p text:style-name="P15"><text:span text:style-name="T16">typedef</text:span><text:span text:style-name="T25"> </text:span><text:span text:style-name="T16">struct</text:span><text:span text:style-name="T25"> </text:span><text:span text:style-name="T19">virus</text:span><text:span text:style-name="T25"> </text:span><text:span text:style-name="T19">virus</text:span><text:span text:style-name="T25">;</text:span></text:p>
      <text:p text:style-name="P16"><text:s/></text:p>
      <text:p text:style-name="P15"><text:span text:style-name="T16">struct</text:span><text:span text:style-name="T25"> </text:span><text:span text:style-name="T19">virus</text:span><text:span text:style-name="T25"> </text:span><text:span text:style-name="T21">{</text:span></text:p>
      <text:p text:style-name="P17"><text:span text:style-name="T25"><text:s text:c="4"/></text:span><text:span text:style-name="T17">unsigned</text:span><text:span text:style-name="T15"> </text:span><text:span text:style-name="T17">short</text:span><text:span text:style-name="T15"> </text:span><text:span text:style-name="T20">length</text:span><text:span text:style-name="T15">;</text:span></text:p>
      <text:p text:style-name="P17"><text:span text:style-name="T25"><text:s text:c="4"/></text:span><text:span text:style-name="T17">char</text:span><text:span text:style-name="T15"> </text:span><text:span text:style-name="T20">name</text:span><text:span text:style-name="T22">[</text:span><text:span text:style-name="T24">16</text:span><text:span text:style-name="T22">]</text:span><text:span text:style-name="T15">;</text:span></text:p>
      <text:p text:style-name="P17"><text:span text:style-name="T25"><text:s text:c="4"/></text:span><text:span text:style-name="T17">char</text:span><text:span text:style-name="T15"> </text:span><text:span text:style-name="T20">signature</text:span><text:span text:style-name="T22">[]</text:span><text:span text:style-name="T15">;</text:span></text:p>
      <text:p text:style-name="P15"><text:span text:style-name="T21">}</text:span><text:span text:style-name="T25">;</text:span></text:p>
      <text:p text:style-name="P22"><text:span text:style-name="T1">Reading into structs</text:span><text:line-break/>The structure of the virus description on file allows reading an entire description into a virus struct in 2 fread calls. You should read the first two bytes of each description to have the length, then read the rest directly into a virus struct.</text:p>
      <text:h text:style-name="P68" text:outline-level="2"><text:bookmark text:name="task_1b_-_linked_list_implementation"/>Task 1b - Linked List Implementation</text:h>
      <text:p text:style-name="P21">Each node in the linked list is represented by the following structure:</text:p>
      <text:p text:style-name="P19"><text:soft-page-break/><draw:frame draw:style-name="fr1" draw:name="Image2" text:anchor-type="as-char" svg:width="0.1665in" svg:height="0.1874in" draw:z-index="1"><draw:image xlink:href="Pictures/100002000000001000000012337C269F453CEC0B.gif" xlink:type="simple" xlink:show="embed" xlink:actuate="onLoad"/><svg:title>download</svg:title></draw:frame></text:p>
      <text:p text:style-name="P15"><text:span text:style-name="T16">typedef</text:span><text:span text:style-name="T25"> </text:span><text:span text:style-name="T16">struct</text:span><text:span text:style-name="T25"> </text:span><text:span text:style-name="T19">link</text:span><text:span text:style-name="T25"> </text:span><text:span text:style-name="T19">link</text:span><text:span text:style-name="T25">;</text:span></text:p>
      <text:p text:style-name="P16"><text:s/></text:p>
      <text:p text:style-name="P15"><text:span text:style-name="T16">struct</text:span><text:span text:style-name="T25"> </text:span><text:span text:style-name="T19">link</text:span><text:span text:style-name="T25"> </text:span><text:span text:style-name="T21">{</text:span></text:p>
      <text:p text:style-name="P17"><text:span text:style-name="T25"><text:s text:c="4"/></text:span><text:span text:style-name="T20">virus</text:span><text:span text:style-name="T15"> *</text:span><text:span text:style-name="T20">v</text:span><text:span text:style-name="T15">;</text:span></text:p>
      <text:p text:style-name="P17"><text:span text:style-name="T25"><text:s text:c="4"/></text:span><text:span text:style-name="T20">link</text:span><text:span text:style-name="T15"> *</text:span><text:span text:style-name="T20">next</text:span><text:span text:style-name="T15">;</text:span></text:p>
      <text:p text:style-name="P15"><text:span text:style-name="T21">}</text:span><text:span text:style-name="T25">;</text:span></text:p>
      <text:p text:style-name="P21">You are expected to implement the following functions:</text:p>
      <text:p text:style-name="P19"><draw:frame draw:style-name="fr1" draw:name="Image3" text:anchor-type="as-char" svg:width="0.1665in" svg:height="0.1874in" draw:z-index="2"><draw:image xlink:href="Pictures/100002000000001000000012337C269F453CEC0B.gif" xlink:type="simple" xlink:show="embed" xlink:actuate="onLoad"/><svg:title>download</svg:title></draw:frame></text:p>
      <text:p text:style-name="P15"><text:span text:style-name="T16">void</text:span><text:span text:style-name="T25"> </text:span><text:span text:style-name="T19">list_print</text:span><text:span text:style-name="T21">(</text:span><text:span text:style-name="T19">link</text:span><text:span text:style-name="T25"> *</text:span><text:span text:style-name="T19">virus_list</text:span><text:span text:style-name="T21">)</text:span><text:span text:style-name="T25">; </text:span></text:p>
      <text:p text:style-name="P17"><text:span text:style-name="T25"><text:s text:c="5"/></text:span><text:span text:style-name="T15">/* Print the data of every link in list. Each item followed by a newline character. */</text:span></text:p>
      <text:p text:style-name="P16"><text:s/></text:p>
      <text:p text:style-name="P15"><text:span text:style-name="T19">link</text:span><text:span text:style-name="T25">* </text:span><text:span text:style-name="T19">list_append</text:span><text:span text:style-name="T21">(</text:span><text:span text:style-name="T19">link</text:span><text:span text:style-name="T25">* </text:span><text:span text:style-name="T19">virus_list</text:span><text:span text:style-name="T25">, </text:span><text:span text:style-name="T19">virus</text:span><text:span text:style-name="T25">* </text:span><text:span text:style-name="T19">data</text:span><text:span text:style-name="T21">)</text:span><text:span text:style-name="T25">; </text:span></text:p>
      <text:p text:style-name="P17"><text:span text:style-name="T25"><text:s text:c="5"/></text:span><text:span text:style-name="T15">/* Add a new link with the given data to the list </text:span></text:p>
      <text:p text:style-name="P16"><text:s text:c="8"/><text:span text:style-name="T14">(either at the end or the beginning, depending on what your TA tells you),</text:span></text:p>
      <text:p text:style-name="P16"><text:s text:c="8"/><text:span text:style-name="T14">and return a pointer to the list (i.e., the first link in the list).</text:span></text:p>
      <text:p text:style-name="P16"><text:s text:c="8"/><text:span text:style-name="T14">If the list is null - create a new entry and return a pointer to the entry. */</text:span></text:p>
      <text:p text:style-name="P16"><text:s/></text:p>
      <text:p text:style-name="P15"><text:span text:style-name="T16">void</text:span><text:span text:style-name="T25"> </text:span><text:span text:style-name="T19">list_free</text:span><text:span text:style-name="T21">(</text:span><text:span text:style-name="T19">link</text:span><text:span text:style-name="T25"> *</text:span><text:span text:style-name="T19">virus_list</text:span><text:span text:style-name="T21">)</text:span><text:span text:style-name="T25">; /* Free the memory allocated by the list. */</text:span></text:p>
      <text:p text:style-name="P21">To test your list implementation you are requested to write a program that:</text:p>
      <text:list xml:id="list7956994843415128024" text:style-name="L13">
        <text:list-item>
          <text:p text:style-name="P38"><text:span text:style-name="T3">Reads the </text:span><text:a xlink:type="simple" xlink:href="https://www.cs.bgu.ac.il/~caspl172/wiki.files/lab3_signatures_opt_2" text:style-name="Internet_20_link" text:visited-style-name="Visited_20_Internet_20_Link"><text:span text:style-name="T9">signatures</text:span></text:a><text:span text:style-name="T3"> of the viruses into buffers in memory.</text:span></text:p>
        </text:list-item>
        <text:list-item>
          <text:p text:style-name="P53">Creates a linked list that contains all of the viruses where each node represents a single virus.</text:p>
        </text:list-item>
        <text:list-item>
          <text:p text:style-name="P63"><text:span text:style-name="T3">Prints the content of the list as appears in the </text:span><text:a xlink:type="simple" xlink:href="https://www.cs.bgu.ac.il/~caspl172/wiki.files/lab3_out" text:style-name="Internet_20_link" text:visited-style-name="Visited_20_Internet_20_Link"><text:span text:style-name="T9">out</text:span></text:a><text:span text:style-name="T3"> file.</text:span></text:p>
        </text:list-item>
      </text:list>
      <text:h text:style-name="P68" text:outline-level="2"><text:bookmark text:name="task_1c_-_detecting_the_virus"/>Task 1c - Detecting the virus</text:h>
      <text:p text:style-name="P57">Now that you have loaded the virus descriptions into memory, extend your <text:span text:style-name="T11">virusDetector</text:span> program as follows:</text:p>
      <text:list xml:id="list1718991732994695996" text:style-name="L14">
        <text:list-item>
          <text:p text:style-name="P34">Open and fread() the entire contents of the suspected file into a buffer of constant size 10K bytes in memory.</text:p>
        </text:list-item>
        <text:list-item>
          <text:p text:style-name="P54">Scan the content of the buffer to detect viruses.</text:p>
        </text:list-item>
      </text:list>
      <text:p text:style-name="P21"><text:line-break/>For simplicity, we will assume that the file is smaller than the buffer, or that there are no parts of the virus that need to be scanned beyond that point, i.e. we will only fill the buffer once. The scan will be done by a function with the following signature: </text:p>
      <text:p text:style-name="P19"><draw:frame draw:style-name="fr1" draw:name="Image4" text:anchor-type="as-char" svg:width="0.1665in" svg:height="0.1874in" draw:z-index="3"><draw:image xlink:href="Pictures/100002000000001000000012337C269F453CEC0B.gif" xlink:type="simple" xlink:show="embed" xlink:actuate="onLoad"/><svg:title>download</svg:title></draw:frame></text:p>
      <text:list xml:id="list8457275962607730326" text:style-name="L15">
        <text:list-item>
          <text:p text:style-name="P43"><text:span text:style-name="T16">void</text:span><text:span text:style-name="T18"> </text:span><text:span text:style-name="T19">detect_virus</text:span><text:span text:style-name="T21">(</text:span><text:span text:style-name="T16">char</text:span><text:span text:style-name="T18"> *</text:span><text:span text:style-name="T19">buffer</text:span><text:span text:style-name="T18">, </text:span><text:span text:style-name="T19">link</text:span><text:span text:style-name="T18"> *</text:span><text:span text:style-name="T19">virus_list</text:span><text:span text:style-name="T18">, </text:span><text:span text:style-name="T16">unsigned</text:span><text:span text:style-name="T18"> </text:span><text:span text:style-name="T16">int</text:span><text:span text:style-name="T18"> </text:span><text:span text:style-name="T19">size</text:span><text:span text:style-name="T21">)</text:span></text:p>
        </text:list-item>
      </text:list>
      <text:p text:style-name="P21">The <text:span text:style-name="T11">detect_virus</text:span> function compares the content of the buffer byte-by-byte with the virus signatures stored in the <text:span text:style-name="T11">virus_list</text:span> linked list. <text:span text:style-name="T11">size</text:span> should be the minimum between the size of the <text:soft-page-break/>buffer and the size of the suspected file in bytes. If a virus is detected, for each detected virus the <text:span text:style-name="T11">detect_virus</text:span> function prints the following details to the standard output:</text:p>
      <text:list xml:id="list7608017945310567988" text:style-name="L16">
        <text:list-item>
          <text:p text:style-name="P35">The starting byte location in the suspected file</text:p>
        </text:list-item>
        <text:list-item>
          <text:p text:style-name="P55">The virus name</text:p>
        </text:list-item>
        <text:list-item>
          <text:p text:style-name="P55">The size of the virus signature</text:p>
        </text:list-item>
      </text:list>
      <text:p text:style-name="P21"><text:line-break/>If no viruses were detected, the function does not print anything. <text:line-break/>Use the <text:span text:style-name="T12">memcmp(3)</text:span> function to compare the bytes of the respective virus signature with the bytes of the suspected file.</text:p>
      <text:p text:style-name="P23"><text:span text:style-name="T3">You can test your program by applying it to the </text:span><text:a xlink:type="simple" xlink:href="https://www.cs.bgu.ac.il/~caspl172/wiki.files/lab3_signatures_opt_2" text:style-name="Internet_20_link" text:visited-style-name="Visited_20_Internet_20_Link"><text:span text:style-name="T9">signatures</text:span></text:a><text:span text:style-name="T3"> file.</text:span></text:p>
      <text:h text:style-name="P66" text:outline-level="1"><text:bookmark text:name="task_2_anti-virus_simulation"/>Task 2: Anti-virus Simulation</text:h>
      <text:p text:style-name="P23"><text:span text:style-name="T3">In this task you will test your virus detector, and use it to help remove viruses from a file. You are required to apply your virus detector to an </text:span><text:a xlink:type="simple" xlink:href="http://www.cs.bgu.ac.il/~abedas/splab/infected" text:style-name="Internet_20_link" text:visited-style-name="Visited_20_Internet_20_Link"><text:span text:style-name="T10">infected</text:span></text:a><text:span text:style-name="T3"> file, which is infected by a very simple virus that prints the sentence </text:span><text:span text:style-name="T4">'I am virus1!'</text:span><text:span text:style-name="T3"> to the standard output. You are expected to cancel the effect of the virus by using the </text:span><text:span text:style-name="Teletype"><text:span text:style-name="T3">hexedit(1)</text:span></text:span><text:span text:style-name="T3"> tool.</text:span></text:p>
      <text:p text:style-name="P21">After making sure that your virus detector program from task 1 can correctly detect the virus information, you are required to:</text:p>
      <text:list xml:id="list716620208522339657" text:style-name="L17">
        <text:list-item>
          <text:p text:style-name="P39"><text:span text:style-name="T3">Download the </text:span><text:a xlink:type="simple" xlink:href="http://www.cs.bgu.ac.il/~abedas/splab/infected" text:style-name="Internet_20_link" text:visited-style-name="Visited_20_Internet_20_Link"><text:span text:style-name="T10">infected</text:span></text:a><text:span text:style-name="T3"> file (using right click, save as).</text:span></text:p>
        </text:list-item>
        <text:list-item>
          <text:p text:style-name="P60"><text:span text:style-name="T3">Set the file permissions (in order to make it executable) using </text:span><text:span text:style-name="Source_20_Text"><text:span text:style-name="T6">chmod u+x infected</text:span></text:span><text:span text:style-name="T3">, and run it from the terminal.</text:span></text:p>
        </text:list-item>
        <text:list-item>
          <text:p text:style-name="P56">Apply your <text:span text:style-name="T11">virusDetector</text:span> program to the infected file, to find the viruses.</text:p>
        </text:list-item>
        <text:list-item>
          <text:p text:style-name="P46"><text:span text:style-name="T3">Using the hexedit(1) utility and the output of the previous step, find out the viruses location and cancel their effect by replacing all virus code by </text:span><text:a xlink:type="simple" xlink:href="http://en.wikipedia.org/wiki/NOP" text:style-name="Internet_20_link" text:visited-style-name="Visited_20_Internet_20_Link"><text:span text:style-name="T10">NOP</text:span></text:a><text:span text:style-name="T3"> instructions. (Alternately, you may replace some of the virus code by a different instruction - what is the smallest required change?)</text:span></text:p>
        </text:list-item>
      </text:list>
      <text:p text:style-name="P21"><text:line-break/><text:span text:style-name="T1">Bonus task</text:span>: extend your virus detection program to cancel the virus effects automatically ((use fseek( ), fwrit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09:12.162357239</dc:date>
    <meta:editing-duration>PT1M13S</meta:editing-duration>
    <meta:editing-cycles>3</meta:editing-cycles>
    <meta:generator>LibreOffice/5.1.6.2$Linux_X86_64 LibreOffice_project/10m0$Build-2</meta:generator>
    <meta:document-statistic meta:table-count="1" meta:image-count="4" meta:object-count="0" meta:page-count="5" meta:paragraph-count="114" meta:word-count="1668" meta:character-count="9664" meta:non-whitespace-character-count="8062"/>
  </office:meta>
</office:document-meta>
</file>